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09703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6pt" fo:language="pl" fo:country="PL" fo:font-weight="bold" style:font-size-asian="16pt" style:font-weight-asian="bold" style:font-name-complex="Arial1" style:font-size-complex="16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" fo:font-size="16pt" fo:language="pl" fo:country="PL" style:font-size-asian="16pt" style:font-name-complex="Arial1" style:font-size-complex="16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" fo:font-size="12pt" fo:language="pl" fo:country="PL" style:font-size-asian="12pt" style:font-name-complex="Arial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size="12pt" fo:language="pl" fo:country="PL" fo:font-weight="bold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style:font-name="Arial" fo:font-size="12pt" fo:language="pl" fo:country="PL" officeooo:rsid="000b48f1" officeooo:paragraph-rsid="000b48f1" style:font-size-asian="12pt" style:font-name-complex="Arial1" style:font-size-complex="12pt"/>
    </style:style>
    <style:style style:name="P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Arial" fo:font-size="16pt" fo:language="pl" fo:country="PL" fo:font-weight="bold" style:font-size-asian="16pt" style:font-weight-asian="bold" style:font-name-complex="Arial1" style:font-size-complex="16pt"/>
    </style:style>
    <style:style style:name="P10" style:family="paragraph" style:parent-style-name="Standard" style:list-style-name="L1">
      <style:paragraph-properties fo:margin-top="0in" fo:margin-bottom="0in" loext:contextual-spacing="false" fo:line-height="100%"/>
      <style:text-properties officeooo:rsid="000b48f1" officeooo:paragraph-rsid="000b48f1"/>
    </style:style>
    <style:style style:name="P11" style:family="paragraph" style:parent-style-name="Standard" style:list-style-name="L3">
      <style:paragraph-properties fo:margin-top="0in" fo:margin-bottom="0in" loext:contextual-spacing="false" fo:line-height="100%"/>
      <style:text-properties officeooo:rsid="000b48f1" officeooo:paragraph-rsid="000b48f1"/>
    </style:style>
    <style:style style:name="P12" style:family="paragraph" style:parent-style-name="Standard" style:list-style-name="L1">
      <style:paragraph-properties fo:margin-top="0in" fo:margin-bottom="0in" loext:contextual-spacing="false" fo:line-height="100%"/>
      <style:text-properties style:font-name="Arial" fo:font-size="12pt" fo:language="pl" fo:country="PL" fo:font-weight="normal" officeooo:rsid="000b48f1" officeooo:paragraph-rsid="000b48f1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list-style-name="L2">
      <style:paragraph-properties fo:margin-top="0in" fo:margin-bottom="0in" loext:contextual-spacing="false" fo:line-height="100%"/>
      <style:text-properties style:font-name="Arial" fo:font-size="12pt" fo:language="pl" fo:country="PL" fo:font-weight="normal" officeooo:rsid="0008bf13" officeooo:paragraph-rsid="0008bf13" style:font-size-asian="12pt" style:font-weight-asian="normal" style:font-name-complex="Arial1" style:font-size-complex="12pt" style:font-weight-complex="normal"/>
    </style:style>
    <style:style style:name="P14" style:family="paragraph" style:parent-style-name="Standard" style:list-style-name="L4">
      <style:paragraph-properties fo:margin-top="0in" fo:margin-bottom="0in" loext:contextual-spacing="false" fo:line-height="100%"/>
      <style:text-properties style:font-name="Arial" fo:font-size="12pt" fo:language="pl" fo:country="PL" fo:font-weight="normal" officeooo:rsid="0009703d" officeooo:paragraph-rsid="0009703d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Arial" fo:font-size="16pt" fo:language="pl" fo:country="PL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16pt" fo:language="pl" fo:country="PL" fo:font-weight="bold" officeooo:rsid="0008bf13" style:font-size-asian="16pt" style:font-weight-asian="bold" style:font-name-complex="Arial1" style:font-size-complex="16pt"/>
    </style:style>
    <style:style style:name="T3" style:family="text">
      <style:text-properties style:font-name="Arial" fo:font-size="12pt" fo:language="pl" fo:country="PL" fo:font-weight="bold" style:font-size-asian="12pt" style:font-weight-asian="bold" style:font-name-complex="Arial1" style:font-size-complex="12pt"/>
    </style:style>
    <style:style style:name="T4" style:family="text">
      <style:text-properties style:font-name="Arial" fo:font-size="12pt" fo:language="pl" fo:country="PL" fo:font-weight="normal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" fo:font-size="12pt" fo:language="pl" fo:country="PL" fo:font-weight="normal" officeooo:rsid="0008bf13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Arial" fo:font-size="12pt" fo:language="pl" fo:country="PL" fo:font-weight="normal" officeooo:rsid="0009703d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Arial" fo:font-size="12pt" fo:language="pl" fo:country="PL" fo:font-weight="normal" officeooo:rsid="000b48f1" style:font-size-asian="12pt" style:font-weight-asian="normal" style:font-name-complex="Arial1" style:font-size-complex="12pt" style:font-weight-complex="normal"/>
    </style:style>
    <style:style style:name="T8" style:family="text">
      <style:text-properties fo:font-weight="normal" officeooo:rsid="000b48f1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gram do zarządzania firmą taksówkarską</text:p>
      <text:p text:style-name="P2"><text:span text:style-name="T1">Use Case: </text:span><text:span text:style-name="T2">Rejestracja kierowcy</text:span></text:p>
      <text:p text:style-name="P4"/>
      <text:p text:style-name="P7">Opis:</text:p>
      <text:p text:style-name="P8">Kierowca w zależności od sytuacji zmienia swój status.</text:p>
      <text:p text:style-name="P6"/>
      <text:p text:style-name="P7">Aktorzy:</text:p>
      <text:p text:style-name="P1"><text:span text:style-name="T3"><text:tab/><text:tab/></text:span><text:span text:style-name="T5">Kierowca</text:span></text:p>
      <text:p text:style-name="P5"/>
      <text:p text:style-name="P7">Warunki początkowe:</text:p>
      <text:p text:style-name="P7"><text:tab/><text:tab/><text:span text:style-name="T8">Kierowca musi być zarejestrowany do systemu.</text:span></text:p>
      <text:p text:style-name="P6"/>
      <text:p text:style-name="P7">Przepływ zdarzeń:</text:p>
      <text:list xml:id="list1931564173" text:style-name="L1">
        <text:list-item>
          <text:p text:style-name="P10"><text:span text:style-name="T5">K</text:span><text:span text:style-name="T4">ierowca wybiera opcję: Zmień status.</text:span></text:p>
        </text:list-item>
        <text:list-item>
          <text:p text:style-name="P12">Kierowca wybiera opcję z listy.</text:p>
        </text:list-item>
        <text:list-item>
          <text:p text:style-name="P12">Kierowca wybiera opcję: Dalej.</text:p>
        </text:list-item>
        <text:list-item>
          <text:p text:style-name="P12">Zmiany zostają zapisane w bazie danych.</text:p>
        </text:list-item>
        <text:list-item>
          <text:p text:style-name="P12">KONIEC.</text:p>
        </text:list-item>
      </text:list>
      <text:p text:style-name="P6"/>
      <text:p text:style-name="P7">Przepływy alternatywne:</text:p>
      <text:p text:style-name="P1"><text:span text:style-name="T3"><text:tab/><text:tab/></text:span><text:span text:style-name="T5">Brak odpowiedzi z bazy danych:</text:span></text:p>
      <text:list xml:id="list3730715901" text:style-name="L2">
        <text:list-item>
          <text:p text:style-name="P13">System ponawia próbę nawiązania połączenia z bazą danych do pięciu razy w odstępach 3 sekund.</text:p>
        </text:list-item>
        <text:list-item>
          <text:p text:style-name="P13">W przypadku odpowiedzi system wyświetla komunikat o błędzie połączenia z bazą danych.</text:p>
        </text:list-item>
      </text:list>
      <text:p text:style-name="P6"/>
      <text:p text:style-name="P7">Podprzepływy:</text:p>
      <text:p text:style-name="P1"><text:span text:style-name="T3"><text:tab/><text:tab/></text:span><text:span text:style-name="T7">Kierowca wybiera opcję z listy:</text:span></text:p>
      <text:list xml:id="list3932933246" text:style-name="L3">
        <text:list-item>
          <text:p text:style-name="P11"><text:span text:style-name="T7">K</text:span><text:span text:style-name="T4">ierowca ma do wyboru jedną z opcji: Przerwa, Zlecenie zakończone, Zlecenie przyjęte, Koniec pracy.</text:span></text:p>
        </text:list-item>
      </text:list>
      <text:list xml:id="list2676166312" text:style-name="L4">
        <text:list-header>
          <text:p text:style-name="P14"/>
        </text:list-header>
      </text:list>
      <text:p text:style-name="P6"/>
      <text:p text:style-name="P1"><text:span text:style-name="T3">Sc</text:span><text:bookmark text:name="_GoBack"/><text:span text:style-name="T3">enariusze kluczowe:</text:span></text:p>
      <text:p text:style-name="P1"><text:span text:style-name="T3"><text:tab/><text:tab/></text:span><text:span text:style-name="T4">-</text:span><text:span text:style-name="T6">Nawiązanie połączenia z bazą danych.</text:span></text:p>
      <text:p text:style-name="P6"/>
      <text:p text:style-name="P7">Sukces:</text:p>
      <text:p text:style-name="P1"><text:span text:style-name="T3"><text:tab/><text:tab/></text:span><text:span text:style-name="T7">Status kierowcy został zapisany w bazie danych.</text:span></text:p>
      <text:p text:style-name="P6"/>
      <text:p text:style-name="P7">Porażka:</text:p>
      <text:p text:style-name="P3"><text:span text:style-name="T3"><text:tab/><text:tab/></text:span><text:span text:style-name="T4">System wyświetla komunikat o przyczynie niepowodzen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ł Sokół</meta:initial-creator>
    <meta:editing-cycles>9</meta:editing-cycles>
    <meta:creation-date>2016-03-19T07:59:00</meta:creation-date>
    <dc:date>2016-03-20T22:29:57.156000000</dc:date>
    <meta:editing-duration>PT45M27S</meta:editing-duration>
    <meta:generator>LibreOffice/6.4.7.2$Linux_X86_64 LibreOffice_project/40$Build-2</meta:generator>
    <meta:document-statistic meta:table-count="0" meta:image-count="0" meta:object-count="0" meta:page-count="1" meta:paragraph-count="27" meta:word-count="135" meta:character-count="948" meta:non-whitespace-character-count="8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